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.249cm" fo:min-width="5.3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" style:family="graphic" style:parent-style-name="standard">
      <style:graphic-properties svg:stroke-color="#000000" draw:fill-color="#ffbf00" draw:textarea-horizontal-align="justify" draw:textarea-vertical-align="middle" draw:auto-grow-height="false" fo:min-height="0.226cm" fo:min-width="0.026cm"/>
      <style:paragraph-properties style:writing-mode="lr-tb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1.157cm" fo:min-width="1.701cm"/>
      <style:paragraph-properties style:writing-mode="lr-tb"/>
    </style:style>
    <style:style style:name="gr6" style:family="graphic" style:parent-style-name="standard">
      <style:graphic-properties svg:stroke-color="#000000" draw:fill-color="#81d41a" draw:textarea-horizontal-align="justify" draw:textarea-vertical-align="middle" draw:auto-grow-height="false" fo:min-height="0.632cm" fo:min-width="2.296cm"/>
      <style:paragraph-properties style:writing-mode="lr-tb"/>
    </style:style>
    <style:style style:name="gr7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2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dee6e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-color="#ffbf00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5.897cm" svg:height="1.499cm" svg:x="4.553cm" svg:y="5.051cm">
          <text:p text:style-name="P1"><text:span text:style-name="T1">Undefined, non-existent, EXIT or HOME route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75cm" svg:height="0.763cm" svg:x="8.5cm" svg:y="7.001cm">
          <draw:text-box>
            <text:p><text:span text:style-name="T1">Yes</text:span></text:p>
          </draw:text-box>
        </draw:frame>
        <draw:frame draw:style-name="gr2" draw:text-style-name="P3" draw:layer="layout" svg:width="1.15cm" svg:height="0.763cm" svg:x="5.5cm" svg:y="7.038cm">
          <draw:text-box>
            <text:p><text:span text:style-name="T1">N</text:span><text:span text:style-name="T1">o</text:span></text:p>
          </draw:text-box>
        </draw:frame>
        <draw:custom-shape draw:style-name="gr3" draw:text-style-name="P4" xml:id="id2" draw:id="id2" draw:layer="layout" svg:width="1.05cm" svg:height="0.95cm" svg:x="6.975cm" svg:y="7.255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5" draw:layer="layout" draw:type="line" svg:x1="7.502cm" svg:y1="6.55cm" svg:x2="7.5cm" svg:y2="7.255cm" draw:start-shape="id1" draw:start-glue-point="6" draw:end-shape="id2" draw:end-glue-point="4" svg:d="M7502 6550l-2 705" svg:viewBox="0 0 3 706">
          <text:p/>
        </draw:connector>
        <draw:custom-shape draw:style-name="gr5" draw:text-style-name="P7" xml:id="id4" draw:id="id4" draw:layer="layout" svg:width="2.2cm" svg:height="1.75cm" svg:x="6.4cm" svg:y="1.85cm">
          <text:p text:style-name="P6"><text:span text:style-name="T2">path(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8" xml:id="id3" draw:id="id3" draw:layer="layout" svg:width="3.1cm" svg:height="1.25cm" svg:x="1.6cm" svg:y="7.105cm">
          <text:p text:style-name="P1"><text:span text:style-name="T1">RETU</text:span><text:span text:style-name="T1">RN </text:span><text:span text:style-name="T1">PATH </text:span><text:span text:style-name="T1">(ID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9" draw:layer="layout" draw:type="line" svg:x1="1.6cm" svg:y1="7.73cm" svg:x2="1.6cm" svg:y2="7.73cm" draw:start-shape="id3" draw:end-shape="id3" draw:end-glue-point="5" svg:d="M1600 7730z" svg:viewBox="0 0 1 1">
          <text:p/>
        </draw:connector>
        <draw:connector draw:style-name="gr8" draw:text-style-name="P9" draw:layer="layout" draw:type="line" svg:x1="6.975cm" svg:y1="7.73cm" svg:x2="4.7cm" svg:y2="7.73cm" draw:start-shape="id2" draw:start-glue-point="5" draw:end-shape="id3" draw:end-glue-point="7" svg:d="M6975 7730h-2275" svg:viewBox="0 0 2276 1">
          <text:p/>
        </draw:connector>
        <draw:connector draw:style-name="gr9" draw:text-style-name="P9" draw:layer="layout" draw:type="line" svg:x1="7.5cm" svg:y1="3.497cm" svg:x2="7.502cm" svg:y2="5.051cm" draw:start-shape="id4" draw:start-glue-point="6" draw:end-shape="id1" draw:end-glue-point="4" svg:d="M7500 3497l2 1554" svg:viewBox="0 0 3 1555">
          <text:p/>
        </draw:connector>
        <draw:custom-shape draw:style-name="gr6" draw:text-style-name="P8" xml:id="id5" draw:id="id5" draw:layer="layout" svg:width="3.1cm" svg:height="1.25cm" svg:x="10.401cm" svg:y="7.106cm">
          <text:p text:style-name="P1"><text:span text:style-name="T1">RETURN HO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9" draw:layer="layout" draw:type="line" svg:x1="8.025cm" svg:y1="7.73cm" svg:x2="10.401cm" svg:y2="7.731cm" draw:start-shape="id2" draw:start-glue-point="7" draw:end-shape="id5" draw:end-glue-point="5" svg:d="M8025 7730l2376 1" svg:viewBox="0 0 2377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49.108237588</meta:creation-date>
    <dc:date>2022-10-05T22:05:14.323440031</dc:date>
    <meta:editing-duration>PT51M39S</meta:editing-duration>
    <meta:editing-cycles>13</meta:editing-cycles>
    <meta:generator>LibreOffice/7.3.6.2$Linux_X86_64 LibreOffice_project/30$Build-2</meta:generator>
    <meta:document-statistic meta:object-count="12"/>
  </office:meta>
</office:document-meta>
</file>